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54b" officeooo:paragraph-rsid="001565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Define options</text:p>
      <text:p text:style-name="P1">set val(chan) <text:s text:c="10"/>Channel/WirelessChannel <text:s text:c="3"/>;# channel type</text:p>
      <text:p text:style-name="P1">set val(prop) <text:s text:c="10"/>Propagation/TwoRayGround <text:s text:c="2"/>;# radio-propagation</text:p>
      <text:p text:style-name="P1">set val(netif) <text:s text:c="9"/>Phy/WirelessPhy <text:s text:c="11"/>;# network interface type</text:p>
      <text:p text:style-name="P1"/>
      <text:p text:style-name="P1">set val(mac) <text:s text:c="11"/>Mac/802_11 <text:s text:c="16"/>;# MAC type</text:p>
      <text:p text:style-name="P1">set val(ifq) <text:s text:c="11"/>Queue/DropTail/PriQueue <text:s text:c="3"/>;# interface queue type</text:p>
      <text:p text:style-name="P1">set val(ll) <text:s text:c="12"/>LL <text:s text:c="24"/>;# link layer type</text:p>
      <text:p text:style-name="P1">set val(ant) <text:s text:c="11"/>Antenna/OmniAntenna <text:s text:c="7"/>;# antenna model</text:p>
      <text:p text:style-name="P1">set val(ifqlen) <text:s text:c="8"/>50 <text:s text:c="24"/>;# max packet in ifq</text:p>
      <text:p text:style-name="P1">set val(nn) <text:s text:c="12"/>3 <text:s text:c="25"/>;# number of mobilenodes</text:p>
      <text:p text:style-name="P1">set val(rp) <text:s text:c="12"/>AODV <text:s text:c="22"/>;# routing protocol</text:p>
      <text:p text:style-name="P1">set val(x) <text:s text:c="13"/>500 <text:s text:c="17"/>;# X dimension of topography</text:p>
      <text:p text:style-name="P1">set val(y) <text:s text:c="13"/>400 <text:s text:c="17"/>;# Y dimension of topography</text:p>
      <text:p text:style-name="P1">set val(stop) <text:s text:c="7"/>150 <text:s text:c="14"/>;# time of simulation end</text:p>
      <text:p text:style-name="P1"/>
      <text:p text:style-name="P1">set ns <text:s text:c="9"/>[new Simulator]</text:p>
      <text:p text:style-name="P1">set tracefd <text:s text:c="6"/>[open simple.tr w]</text:p>
      <text:p text:style-name="P1">set windowVsTime2 [open win.tr w]</text:p>
      <text:p text:style-name="P1">set namtrace <text:s text:c="5"/>[open simwrls.nam w]</text:p>
      <text:p text:style-name="P1"/>
      <text:p text:style-name="P1">$ns trace-all $tracefd</text:p>
      <text:p text:style-name="P1">$ns namtrace-all-wireless $namtrace $val(x) $val(y)</text:p>
      <text:p text:style-name="P1"/>
      <text:p text:style-name="P1"># set up topography object</text:p>
      <text:p text:style-name="P1">set topo <text:s text:c="6"/>[new Topography]</text:p>
      <text:p text:style-name="P1"/>
      <text:p text:style-name="P1">$topo load_flatgrid $val(x) $val(y)</text:p>
      <text:p text:style-name="P1"/>
      <text:p text:style-name="P1">create-god $val(nn)</text:p>
      <text:p text:style-name="P1"/>
      <text:p text:style-name="P1">#</text:p>
      <text:p text:style-name="P1"># <text:s/>Create nn mobilenodes [$val(nn)] and attach them to the channel.</text:p>
      <text:p text:style-name="P1">#</text:p>
      <text:p text:style-name="P1"/>
      <text:p text:style-name="P1"># configure the nodes</text:p>
      <text:p text:style-name="P1"><text:s text:c="8"/>$ns node-config -adhocRouting $val(rp) \</text:p>
      <text:p text:style-name="P1"><text:s text:c="13"/>-llType $val(ll) \</text:p>
      <text:p text:style-name="P1"><text:s text:c="13"/>-macType $val(mac) \</text:p>
      <text:p text:style-name="P1"><text:s text:c="13"/>-ifqType $val(ifq) \</text:p>
      <text:p text:style-name="P1"><text:s text:c="13"/>-ifqLen $val(ifqlen) \</text:p>
      <text:p text:style-name="P1"><text:s text:c="13"/>-antType $val(ant) \</text:p>
      <text:p text:style-name="P1"><text:s text:c="13"/>-propType $val(prop) \</text:p>
      <text:p text:style-name="P1"><text:s text:c="13"/>-phyType $val(netif) \</text:p>
      <text:p text:style-name="P1"><text:s text:c="13"/>-channelType $val(chan) \</text:p>
      <text:p text:style-name="P1"><text:s text:c="13"/>-topoInstance $topo \</text:p>
      <text:p text:style-name="P1"><text:s text:c="13"/>-agentTrace ON \</text:p>
      <text:p text:style-name="P1"><text:s text:c="13"/>-routerTrace ON \</text:p>
      <text:p text:style-name="P1"><text:s text:c="13"/>-macTrace OFF \</text:p>
      <text:p text:style-name="P1"><text:s text:c="13"/>-movementTrace ON</text:p>
      <text:p text:style-name="P1"/>
      <text:p text:style-name="P1"><text:s text:c="4"/>for {set i 0} {$i &lt; $val(nn) } { incr i } {</text:p>
      <text:p text:style-name="P1"><text:soft-page-break/><text:s text:c="8"/>set node_($i) [$ns node]</text:p>
      <text:p text:style-name="P1"><text:s text:c="4"/>}</text:p>
      <text:p text:style-name="P1"/>
      <text:p text:style-name="P1"># Provide initial location of mobilenodes</text:p>
      <text:p text:style-name="P1">$node_(0) set X_ 5.0</text:p>
      <text:p text:style-name="P1">$node_(0) set Y_ 5.0</text:p>
      <text:p text:style-name="P1">$node_(0) set Z_ 0.0</text:p>
      <text:p text:style-name="P1"/>
      <text:p text:style-name="P1">$node_(1) set X_ 490.0</text:p>
      <text:p text:style-name="P1">$node_(1) set Y_ 285.0</text:p>
      <text:p text:style-name="P1">$node_(1) set Z_ 0.0</text:p>
      <text:p text:style-name="P1"/>
      <text:p text:style-name="P1">$node_(2) set X_ 150.0</text:p>
      <text:p text:style-name="P1">$node_(2) set Y_ 240.0</text:p>
      <text:p text:style-name="P1">$node_(2) set Z_ 0.0</text:p>
      <text:p text:style-name="P1"/>
      <text:p text:style-name="P1"># Generation of movements</text:p>
      <text:p text:style-name="P1">$ns at 10.0 "$node_(0) setdest 250.0 250.0 3.0"</text:p>
      <text:p text:style-name="P1">$ns at 15.0 "$node_(1) setdest 45.0 285.0 5.0"</text:p>
      <text:p text:style-name="P1">$ns at 110.0 "$node_(0) setdest 480.0 300.0 5.0"</text:p>
      <text:p text:style-name="P1"/>
      <text:p text:style-name="P1"># Set a TCP connection between node_(0) and node_(1)</text:p>
      <text:p text:style-name="P1">set tcp [new Agent/TCP/Newreno]</text:p>
      <text:p text:style-name="P1">$tcp set class_ 2</text:p>
      <text:p text:style-name="P1">set sink [new Agent/TCPSink]</text:p>
      <text:p text:style-name="P1">$ns attach-agent $node_(0) $tcp</text:p>
      <text:p text:style-name="P1">$ns attach-agent $node_(1) $sink</text:p>
      <text:p text:style-name="P1">$ns connect $tcp $sink</text:p>
      <text:p text:style-name="P1">set ftp [new Application/FTP]</text:p>
      <text:p text:style-name="P1">$ftp attach-agent $tcp</text:p>
      <text:p text:style-name="P1">$ns at 10.0 "$ftp start"</text:p>
      <text:p text:style-name="P1"/>
      <text:p text:style-name="P1"># Printing the window size</text:p>
      <text:p text:style-name="P1">proc plotWindow {tcpSource file} {</text:p>
      <text:p text:style-name="P1">global ns</text:p>
      <text:p text:style-name="P1">set time 0.01</text:p>
      <text:p text:style-name="P1">set now [$ns now]</text:p>
      <text:p text:style-name="P1">set cwnd [$tcpSource set cwnd_]</text:p>
      <text:p text:style-name="P1">puts $file "$now $cwnd"</text:p>
      <text:p text:style-name="P1">$ns at [expr $now+$time] "plotWindow $tcpSource $file" }</text:p>
      <text:p text:style-name="P1">$ns at 10.1 "plotWindow $tcp $windowVsTime2"</text:p>
      <text:p text:style-name="P1"/>
      <text:p text:style-name="P1"># Define node initial position in nam</text:p>
      <text:p text:style-name="P1">for {set i 0} {$i &lt; $val(nn)} { incr i } {</text:p>
      <text:p text:style-name="P1"># 30 defines the node size for nam</text:p>
      <text:p text:style-name="P1">$ns initial_node_pos $node_($i) 30</text:p>
      <text:p text:style-name="P1">}</text:p>
      <text:p text:style-name="P1"/>
      <text:p text:style-name="P1"># Telling nodes when the simulation ends</text:p>
      <text:p text:style-name="P1">for {set i 0} {$i &lt; $val(nn) } { incr i } {</text:p>
      <text:p text:style-name="P1"><text:s text:c="4"/>$ns at $val(stop) "$node_($i) reset";</text:p>
      <text:p text:style-name="P1">}</text:p>
      <text:p text:style-name="P1"><text:soft-page-break/></text:p>
      <text:p text:style-name="P1"># ending nam and the simulation</text:p>
      <text:p text:style-name="P1">$ns at $val(stop) "$ns nam-end-wireless $val(stop)"</text:p>
      <text:p text:style-name="P1">$ns at $val(stop) "stop"</text:p>
      <text:p text:style-name="P1">$ns at 150.01 "puts \"end simulation\" ; $ns halt"</text:p>
      <text:p text:style-name="P1">proc stop {} {</text:p>
      <text:p text:style-name="P1"><text:s text:c="4"/>global ns tracefd namtrace</text:p>
      <text:p text:style-name="P1"><text:s text:c="4"/>$ns flush-trace</text:p>
      <text:p text:style-name="P1"><text:s text:c="4"/>close $tracefd</text:p>
      <text:p text:style-name="P1"><text:s text:c="4"/>close $namtrace</text:p>
      <text:p text:style-name="P1">}</text:p>
      <text:p text:style-name="P1"/>
      <text:p text:style-name="P1">$ns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1:17:53.087084244</meta:creation-date>
    <dc:date>2017-10-03T01:18:09.953097546</dc:date>
    <meta:editing-duration>PT18S</meta:editing-duration>
    <meta:editing-cycles>1</meta:editing-cycles>
    <meta:document-statistic meta:table-count="0" meta:image-count="0" meta:object-count="0" meta:page-count="3" meta:paragraph-count="98" meta:word-count="469" meta:character-count="3368" meta:non-whitespace-character-count="2433"/>
    <meta:generator>LibreOffice/5.1.6.2$Linux_X86_64 LibreOffice_project/10m0$Build-2</meta:generator>
  </office:meta>
</office:document-meta>
</file>